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213ab6" officeooo:paragraph-rsid="000cd5d6" style:language-asian="zxx" style:country-asian="none"/>
    </style:style>
    <style:style style:name="T1" style:family="text">
      <style:text-properties officeooo:rsid="000cd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ţ<text:span text:style-name="T1">oootdf11624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3:00:55.193000000</meta:creation-date>
    <dc:date>2018-10-10T13:02:49.303000000</dc:date>
    <meta:editing-duration>PT1M54S</meta:editing-duration>
    <meta:editing-cycles>1</meta:editing-cycles>
    <meta:generator>LibreOffice/6.1.0.3$Windows_x86 LibreOffice_project/efb621ed25068d70781dc026f7e9c5187a4decd1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